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Wingdings" svg:font-family="Wingdings"/>
    <style:font-face style:name="Palatino-Roman" svg:font-family="Palatino-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style:font-name="Times New Roman" fo:font-style="normal"/>
    </style:style>
    <style:style style:name="P2" style:family="paragraph" style:parent-style-name="Text_20_body">
      <style:text-properties fo:font-weight="bold"/>
    </style:style>
    <style:style style:name="P3" style:family="paragraph" style:parent-style-name="Text_20_body">
      <style:text-properties fo:font-size="11pt"/>
    </style:style>
    <style:style style:name="P4" style:family="paragraph" style:parent-style-name="Text_20_body">
      <style:text-properties fo:font-size="11pt" style:text-underline-style="solid" style:text-underline-width="auto" style:text-underline-color="font-color"/>
    </style:style>
    <style:style style:name="P5" style:family="paragraph" style:parent-style-name="Text_20_body">
      <style:paragraph-properties fo:margin-left="0in" fo:margin-right="0in" fo:text-indent="0in" style:auto-text-indent="false"/>
      <style:text-properties fo:font-size="11pt" officeooo:paragraph-rsid="001f6b1a"/>
    </style:style>
    <style:style style:name="P6" style:family="paragraph" style:parent-style-name="Text_20_body">
      <style:paragraph-properties fo:margin-left="1in" fo:margin-right="0in" fo:text-indent="0in" style:auto-text-indent="false"/>
      <style:text-properties fo:font-size="11pt"/>
    </style:style>
    <style:style style:name="P7" style:family="paragraph" style:parent-style-name="Text_20_body">
      <style:paragraph-properties fo:margin-top="0in" fo:margin-bottom="0in" style:contextual-spacing="false" fo:line-height="100%"/>
      <style:text-properties fo:font-size="11pt" officeooo:rsid="001eeefe" officeooo:paragraph-rsid="001eeefe"/>
    </style:style>
    <style:style style:name="P8" style:family="paragraph" style:parent-style-name="Text_20_body">
      <style:paragraph-properties fo:margin-left="0.9846in" fo:margin-right="0in" fo:margin-top="0in" fo:margin-bottom="0in" style:contextual-spacing="false" fo:line-height="100%" fo:text-indent="0in" style:auto-text-indent="false"/>
      <style:text-properties style:font-name="Trebuchet MS" fo:font-size="11pt" officeooo:rsid="001eeefe" officeooo:paragraph-rsid="001eeefe"/>
    </style:style>
    <style:style style:name="P9" style:family="paragraph" style:parent-style-name="Text_20_body">
      <style:paragraph-properties fo:margin-left="0in" fo:margin-right="0in" fo:text-indent="0in" style:auto-text-indent="false"/>
      <style:text-properties fo:font-size="11pt" officeooo:paragraph-rsid="00204999"/>
    </style:style>
    <style:style style:name="P10" style:family="paragraph" style:parent-style-name="Text_20_body">
      <style:text-properties fo:font-size="11pt" officeooo:paragraph-rsid="0021b622"/>
    </style:style>
    <style:style style:name="P11" style:family="paragraph" style:parent-style-name="Text_20_body">
      <style:text-properties fo:font-size="11pt" officeooo:paragraph-rsid="0021c0fe"/>
    </style:style>
    <style:style style:name="P12" style:family="paragraph" style:parent-style-name="Text_20_body">
      <style:paragraph-properties fo:margin-top="0in" fo:margin-bottom="0in" style:contextual-spacing="false"/>
      <style:text-properties style:font-name="Trebuchet MS" fo:font-size="11pt"/>
    </style:style>
    <style:style style:name="P13" style:family="paragraph" style:parent-style-name="Text_20_body">
      <style:paragraph-properties fo:margin-top="0in" fo:margin-bottom="0in" style:contextual-spacing="false"/>
      <style:text-properties style:font-name="Liberation Serif" fo:font-size="11pt"/>
    </style:style>
    <style:style style:name="P14"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15"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16" style:family="paragraph" style:parent-style-name="Text_20_body">
      <style:paragraph-properties fo:margin-left="1in" fo:margin-right="0in" fo:margin-top="0in" fo:margin-bottom="0in" style:contextual-spacing="false" fo:line-height="100%" fo:text-indent="0in" style:auto-text-indent="false"/>
    </style:style>
    <style:style style:name="T1" style:family="text">
      <style:text-properties fo:font-variant="normal" fo:text-transform="none" style:font-name="Wingdings" fo:font-size="11pt"/>
    </style:style>
    <style:style style:name="T2" style:family="text">
      <style:text-properties fo:font-variant="normal" fo:text-transform="none" fo:font-size="11pt"/>
    </style:style>
    <style:style style:name="T3" style:family="text">
      <style:text-properties style:font-name="Wingdings" fo:font-size="11pt"/>
    </style:style>
    <style:style style:name="T4" style:family="text">
      <style:text-properties fo:font-size="11pt"/>
    </style:style>
    <style:style style:name="T5" style:family="text">
      <style:text-properties fo:font-size="11pt" officeooo:rsid="001e5dd2"/>
    </style:style>
    <style:style style:name="T6" style:family="text">
      <style:text-properties style:text-position="-33% 80%"/>
    </style:style>
    <style:style style:name="T7" style:family="text">
      <style:text-properties style:text-position="-33% 80%" fo:font-size="11pt"/>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officeooo:rsid="001f6b1a"/>
    </style:style>
    <style:style style:name="T11" style:family="text">
      <style:text-properties officeooo:rsid="00204999"/>
    </style:style>
    <style:style style:name="T12" style:family="text">
      <style:text-properties fo:color="#141413" style:font-name="Palatino-Roman" fo:font-size="10pt" officeooo:rsid="0021b622" style:font-size-asian="10pt"/>
    </style:style>
    <style:style style:name="T13" style:family="text">
      <style:text-properties fo:color="#141413" style:font-name="Liberation Serif" fo:font-size="10pt" officeooo:rsid="0021b622" style:font-size-asian="10pt"/>
    </style:style>
    <style:style style:name="T14" style:family="text">
      <style:text-properties fo:color="#141413" style:font-name="Liberation Serif" officeooo:rsid="0021b622" style:font-size-asian="11pt" style:font-size-complex="11pt"/>
    </style:style>
    <style:style style:name="T15" style:family="text">
      <style:text-properties officeooo:rsid="0021b622"/>
    </style:style>
    <style:style style:name="T16" style:family="text">
      <style:text-properties officeooo:rsid="0021c0fe"/>
    </style:style>
    <style:style style:name="T17" style:family="text">
      <style:text-properties style:font-name="Liberation Serif"/>
    </style:style>
    <style:style style:name="T18" style:family="text">
      <style:text-properties style:font-name="Liberation Seri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omework 4</text:h>
      <text:p text:style-name="P2">Normalization, data storage and transaction management</text:p>
      <text:p text:style-name="P3">Total points: 40</text:p>
      <text:p text:style-name="Text_20_body"/>
      <text:p text:style-name="P3">Complete the following exercises (some are from the textbook). Submit a document with your solutions. </text:p>
      <text:p text:style-name="P4">Chapter 7</text:p>
      <text:p text:style-name="P3">8.21 (4 pts.) Use the schema given in this exercise. Ignore the double arrow and assume that it is a single arrow that represents a functional dependency. Take each of the two relations and specify which normal form they are in. Then normalize them to 3NF. Hint: AccessionNo and userid are the primary keys.</text:p>
      <text:p text:style-name="P8">books(<text:span text:style-name="T9">accessionno</text:span>, isbn, title, author, publisher) </text:p>
      <text:p text:style-name="P8">users(<text:span text:style-name="T9">userid</text:span>, name, deptid, deptname) </text:p>
      <text:p text:style-name="P8">accessionno → isbn </text:p>
      <text:p text:style-name="P8">isbn → title </text:p>
      <text:p text:style-name="P8">isbn → publisher </text:p>
      <text:p text:style-name="P8">isbn →→ author </text:p>
      <text:p text:style-name="P8">userid → name </text:p>
      <text:p text:style-name="P8">userid → deptid </text:p>
      <text:p text:style-name="P8">deptid → deptname</text:p>
      <text:p text:style-name="P7"/>
      <text:p text:style-name="P3">8.35 (5 pts.) – This question is not included in the textbook.</text:p>
      <text:p text:style-name="Text_20_body"><text:span text:style-name="T3">Ø</text:span><text:span text:style-name="T1"> </text:span><text:span text:style-name="T4">Consider the relation R(A,B,C,D,E,F,G,H) in which ABC is the primary key. If the following dependencies hold in this relation, is this relation in 3NF? If not, which normal form does it satisfy? Reduce it to 3NF.</text:span></text:p>
      <text:p text:style-name="P15">AB -&gt; D</text:p>
      <text:p text:style-name="P15">C -&gt; H</text:p>
      <text:p text:style-name="P15">EF-&gt; G</text:p>
      <text:p text:style-name="P4">Chapter 11</text:p>
      <text:p text:style-name="P5">11.15 (2 pts.) <text:span text:style-name="T10">When is it preferable to use a dense index rather than a sparse index? Explain your answer.</text:span></text:p>
      <text:p text:style-name="P9">11.16 (2 pts.) <text:span text:style-name="T11">What is the difference between a clustering index and a secondary index?</text:span></text:p>
      <text:p text:style-name="P9">11.19 (3 pts.) <text:span text:style-name="T11">Explain the distinction between closed and open hashing. Discuss the relative merits of each technique in database applications.</text:span></text:p>
      <text:p text:style-name="P9">11.21 (2 pts.) <text:span text:style-name="T11">Why is a hash structure not the best choice for a search key on which range queries are likely?</text:span></text:p>
      <text:p text:style-name="P3">11.29 (5 pts.) – This question is not included in the textbook. This material is covered in the lectures.</text:p>
      <text:p text:style-name="Text_20_body"><text:span text:style-name="T3">Ø</text:span><text:span text:style-name="T1"> </text:span><text:span text:style-name="T4">Consider a disk with the following parameters:</text:span></text:p>
      <text:p text:style-name="P14">B = 512 bytes</text:p>
      <text:p text:style-name="P14">P = 6 bytes</text:p>
      <text:p text:style-name="P14">P<text:span text:style-name="T6">r</text:span> = 7 bytes</text:p>
      <text:p text:style-name="P13">and an Employee data file with the following parameters:</text:p>
      <text:p text:style-name="P12">r = 30000</text:p>
      <text:p text:style-name="P14"><text:soft-page-break/>R = 115 bytes</text:p>
      <text:p text:style-name="P14">bfr = 4 records/block</text:p>
      <text:p text:style-name="P3">Suppose the file is not ordered by the key field SSN (9 bytes) and we want to construct a <text:span text:style-name="T8">secondary index</text:span> with record pointers on SSN. Calculate the following:</text:p>
      <text:p text:style-name="P16"><text:span text:style-name="T4">a.</text:span><text:span text:style-name="T2"> </text:span><text:span text:style-name="T4">The index blocking factor, bfr</text:span><text:span text:style-name="T7">i</text:span><text:span text:style-name="T4">.</text:span></text:p>
      <text:p text:style-name="P16"><text:span text:style-name="T4">b.</text:span><text:span text:style-name="T2"> </text:span><text:span text:style-name="T4">The number of first-level index entries and the number of number of first-level index blocks.</text:span></text:p>
      <text:p text:style-name="P16"><text:span text:style-name="T4">c.</text:span><text:span text:style-name="T2"> </text:span><text:span text:style-name="T4">The number of levels needed if we make it into a multi-level index</text:span></text:p>
      <text:p text:style-name="P16"><text:span text:style-name="T4">d.</text:span><text:span text:style-name="T2"> </text:span><text:span text:style-name="T4">The total number of blocks required by the multi-level index</text:span></text:p>
      <text:p text:style-name="P16"><text:span text:style-name="T4">e.</text:span><text:span text:style-name="T2"> </text:span><text:span text:style-name="T4">The number of block accesses needed to search for and retrieve a record from the file</text:span><text:span text:style-name="T5"> – </text:span><text:span text:style-name="T4">given its SSN value</text:span><text:span text:style-name="T5"> – </text:span><text:span text:style-name="T4">using the primary index.</text:span></text:p>
      <text:p text:style-name="P6"/>
      <text:p text:style-name="P4">Chapter 14</text:p>
      <text:p text:style-name="P10">14.1<text:span text:style-name="T18">2 (5 pts.) </text:span><text:span text:style-name="T14">List the ACID properties. Explain the usefulness of each.</text:span></text:p>
      <text:p text:style-name="P10"><text:span text:style-name="T18">14.13 (2 pts.) No explanations nee</text:span>ded. <text:span text:style-name="T15">During its execution, a transaction passes through several states, until it finally commits or aborts. List all possible sequences of states through which a transaction may pass. Explain why each state transition mayoccur.</text:span></text:p>
      <text:p text:style-name="P11">14.14 (2 pts.) <text:span text:style-name="T16">Explain the distinction between the terms serial schedule and serializable schedule.</text:span></text:p>
      <text:p text:style-name="P3"/>
      <text:p text:style-name="P4">Chapters 15 &amp; 16</text:p>
      <text:p text:style-name="P3">15.40 (8 pts.) – This question is not included in the textbook.</text:p>
      <text:p text:style-name="P3">Define or explain briefly the following terms. </text:p>
      <text:p text:style-name="Text_20_body"><text:span text:style-name="T3">Ø</text:span><text:span text:style-name="T1"> </text:span><text:span text:style-name="T4">2PL</text:span></text:p>
      <text:p text:style-name="Text_20_body"><text:span text:style-name="T3">Ø</text:span><text:span text:style-name="T1"> </text:span><text:span text:style-name="T4">Deadlock</text:span></text:p>
      <text:p text:style-name="Text_20_body"><text:span text:style-name="T3">Ø</text:span><text:span text:style-name="T1"> </text:span><text:span text:style-name="T4">Deferred database modification</text:span></text:p>
      <text:p text:style-name="Text_20_body"><text:span text:style-name="T3">Ø</text:span><text:span text:style-name="T1"> </text:span><text:span text:style-name="T4">Check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Wingdings" svg:font-family="Wingdings"/>
    <style:font-face style:name="Palatino-Roman" svg:font-family="Palatino-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6:57.682691000</meta:creation-date>
    <dc:date>2015-04-08T08:25:36.198713000</dc:date>
    <meta:editing-duration>PT4M12S</meta:editing-duration>
    <meta:editing-cycles>8</meta:editing-cycles>
    <meta:generator>LibreOffice/4.2.8.2$MacOSX_x86 LibreOffice_project/48d50dbfc06349262c9d50868e5c1f630a573ebd</meta:generator>
    <meta:document-statistic meta:table-count="0" meta:image-count="0" meta:object-count="0" meta:page-count="2" meta:paragraph-count="51" meta:word-count="507" meta:character-count="2924" meta:non-whitespace-character-count="2453"/>
  </office:meta>
</office:document-meta>
</file>